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  <style:style style:name="T3" style:family="text">
      <style:text-properties officeooo:rsid="00122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ачало написания тезисов 11.03.2017</text:p>
      <text:p text:style-name="P1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2">Для принятия на официальном уровне КОБ, как государственной концепции ещё не время. Ещё сильны библейские стереотипы в обществе. Но для эффективного преобразования общества от нынешнего состояния к идеалу необходимо выразить и на государственном уровне принять идеологию, т. е. адаптированный вариант идеологии.</text:p>
      <text:p text:style-name="P2">Когда мы касаемся вопроса идеологии, то для русского человека важнейшим вопросом является вопрос справедливости. 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3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3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 <text:line-break/>Как я вижу идеология нужна только на относительно короткий промежуток времени, что бы либеральные силы запада, России не постарались уничтожить Россию и как её часть ДН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1T22:29:14.359740080</dc:date>
    <meta:editing-duration>PT35M1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00" meta:character-count="1454" meta:non-whitespace-character-count="1259"/>
  </office:meta>
</office:document-meta>
</file>